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0e0e0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6.10 11:18   |   <text:a xlink:type="simple" xlink:href="http://palinfo.habago.org/Entry?Command=Information_PrintForum&amp;iPage=8&amp;sType=FORUM#FORUM37532"><text:span text:style-name="T2">#</text:span></text:a></text:p>
      <text:p text:style-name="P2">卡韓政變<text:span text:style-name="T3"><text:s/>(76)</text:span>：無恥腦殘修辭幾時休？<text:span text:style-name="T3"> <text:line-break/><text:line-break/></text:span>陳真<text:span text:style-name="T3"><text:s/>2019. 06. 10. <text:line-break/><text:line-break/><text:line-break/></text:span>和信醫院是我看過全台灣最好的醫院，而且也是全世界最好的醫院之一；在我的理想世界裏，很難想像比它更好的醫院；醫術好，細心，善待病人，窮盡一切細節之改善。<text:span text:style-name="T3"> <text:line-break/><text:line-break/></text:span>和信黃達夫院長曾經幾次想請我去和信任職，不光是看診，而且想請我幫忙改善醫院的整體醫療品質，但我自忖能力不足及人生另有規劃而拒絕。後來有一回，大約五、六年前，我生了一場奇怪的大病，群醫束手，於是就大老遠從台南跑來台北和信醫院尋找病因。在就醫檢查的過程中，黃院長問我能不能順便明察暗訪，找出和信醫院的缺點。<text:span text:style-name="T3"> <text:line-break/><text:line-break/></text:span>我同意了，於是就利用身為病人、就診檢查的機會，走遍全院每個角落，儘可能找機會和各單位醫療人員談話，但不表明自己的醫生身份，以便了解更多真相。<text:span text:style-name="T3"> <text:line-break/><text:line-break/></text:span>後來，我勉強雞蛋裏挑骨頭，找到一些問題，比方說就診動線牌子標示不清；比方說衛教諮詢服務台似乎缺乏對於病患隱私權的敏感度，其所屬空間也不太恰當；某些醫護人員回應病人詢問過於簡略且不友善，缺乏耐心；病人用台語詢問，你就應該用台語回答，或是應該確認對方真的聽懂或聽見，特別是老年病患很多聽力不好，而不是隨便回答兩句就算；以及洗手設備與衛生通路包括垃圾桶的擺放位置等等等，都似乎仍有改善空間。<text:span text:style-name="T3"> <text:line-break/><text:line-break/></text:span>我想說的是，即便是像和信醫院這樣一所全世界最好的醫院，照樣能找出一些仍有改善空間的地方。這會很令人訝異或憤怒嗎？我可以因此就痛罵黃達夫院長沒有醫德、沒有靈魂、不愛台灣、視錢如命、草菅人命嗎？我若這樣指控，是不是很荒唐？然而，這就是高雄一位女醫師叫劉宗瑀對韓國瑜的指控方式。<text:span text:style-name="T3"> <text:line-break/><text:line-break/></text:span>諸如這類訴諸空洞修辭的低能指控，在低能陰暗的網路世界，要多少有多少，但它卻往往成為主流綠媒傷害、抹黑異己的<text:span text:style-name="T3"><text:s/>"</text:span>大新聞<text:span text:style-name="T3">"</text:span>。<text:span text:style-name="T3"> <text:line-break/><text:line-break/></text:span>據報載，這位劉醫師「憤怒地質疑」：「問問高雄人，有多少每年例行的噴藥今年突然暫停？有多少定時整修的草皮現在雜草叢生？今年蚊子的量，決定於去年冬天的寒冷度，若是暖冬，登革熱就必爆發」」「不是穿什麼防護衣，不是躲在疫情區的隔壁里假裝視察」。<text:span text:style-name="T3"> <text:line-break/><text:line-break/></text:span>接著，劉宗瑀痛罵韓國瑜「你是哪個城市的魂？哪個國家的特首？哪個宇宙的霸主？你哪一點打從心底的認同並驕傲著敞開心，如同回到家般放鬆坦然無防備的，稱自己為高雄人？若怕蚊子或空汙，最有效的方法是離開高雄。」<text:span text:style-name="T3"> <text:line-break/><text:line-break/></text:span>報載，劉醫師最後「感性地表示」：相較於韓國瑜，「我們則是用驕傲跟尊嚴，從骨與血當中而生的高雄魂，我們的孩子都在這邊養大！」<text:span text:style-name="T3"> <text:line-break/><text:line-break/></text:span>很離譜吧，有夠腦殘不是嗎？當劉醫師寫這篇既<text:span text:style-name="T3"><text:s/>"</text:span>憤怒<text:span text:style-name="T3">" </text:span>又<text:span text:style-name="T3"><text:s/>"</text:span>感性<text:span text:style-name="T3">" </text:span>的腦殘文字時，高雄的登革熱病例數是<text:span text:style-name="T3">15</text:span>例。她知不知道<text:span text:style-name="T3">2014</text:span>年陳菊執政時，高雄的登革熱是幾例？答案是<text:span text:style-name="T3"><text:s/>1</text:span>萬<text:span text:style-name="T3">5</text:span>千零<text:span text:style-name="T3">58</text:span>例，佔了全國病例數的<text:span text:style-name="T3"><text:s/>96%</text:span>。這還不夠厲害，<text:span text:style-name="T3">2015</text:span>年，仍舊是陳菊執政時，高雄是<text:span text:style-name="T3">1</text:span>萬<text:span text:style-name="T3">9</text:span>千<text:span text:style-name="T3">830</text:span>例。同一年，賴清德執政的台南市則是<text:span text:style-name="T3">2</text:span>萬<text:span text:style-name="T3">2</text:span>千<text:span text:style-name="T3">778</text:span>例。<text:span text:style-name="T3"> <text:line-break/><text:line-break/></text:span>各年資料，各位可以自己查：<text:span text:style-name="T3"> <text:line-break/><text:line-break/>https://bit.ly/2K04gPB <text:line-break/><text:line-break/></text:span>如果韓國瑜的<text:span text:style-name="T3">15</text:span>例，這位劉醫師就要憤怒成那樣子，那麼，陳菊賴清德的兩萬例，豈不是要把他們抓去槍斃？<text:span text:style-name="T3"> <text:line-break/><text:line-break/></text:span>再說，韓國瑜才上任四個月，疫情根本都還沒開始不是嗎？要評估防疫作業良莠，又怎麼會是那樣一種腦殘評估法？正常人當然不會那樣看事情。一種傳染病的防治成效，又怎麼會是那樣一種腦殘論斷法？甚至還因此破口大罵。<text:span text:style-name="T3"> <text:line-break/><text:line-break/></text:span>這就是修辭，一種政治廣告。這一切炒作，說穿了，只是欲加之罪，何患無辭；沒事找事，硬要抹黑之。<text:span text:style-name="T3"> <text:line-break/><text:line-break/></text:span>還有，你知道嗎？當年<text:span text:style-name="T3"><text:s/>2014</text:span>及<text:span text:style-name="T3"><text:s/>2015</text:span>年高雄和台南登革熱十分嚴重、死了很多人時，綠媒及綠營政客不是跳出來罵陳菊或賴清德，而是痛罵馬英九<text:span text:style-name="T3"><text:s/>"</text:span>執政不力<text:span text:style-name="T3">"</text:span>、<text:span text:style-name="T3">"</text:span>反應太慢<text:span text:style-name="T3">"</text:span>、<text:span text:style-name="T3">"</text:span>懷有政治動機<text:span text:style-name="T3">"</text:span>，故意要傷害高雄人云云，痛罵馬政府中央沒有釋出相關數據與防疫技術，<text:span text:style-name="T3">"</text:span>害<text:span text:style-name="T3">" </text:span>他們只能<text:span text:style-name="T3"><text:s/>"</text:span>土法煉鋼<text:span text:style-name="T3">"</text:span>。<text:span text:style-name="T3"> <text:line-break/><text:line-break/></text:span>後來，面對各方質疑，綠營立委管碧玲甚至還跳出來嗆聲說，<text:span text:style-name="T3">"</text:span>沒得過登革熱的人，就是高雄血統不純正<text:span text:style-name="T3">"</text:span>。<text:span text:style-name="T3"> <text:line-break/><text:line-break/></text:span>如今，他們卻完全是另一套截然相反的標準。問題是，截止目前為止，疫情根本都還沒開始爆發，純粹就是拼命渲染炒作，藉以鬥臭韓國瑜。<text:span text:style-name="T3"> <text:line-break/><text:line-break/></text:span>綠媒一開始還大肆抹黑韓國瑜帶領防疫團隊視察是<text:span text:style-name="T3"><text:s/>"</text:span>做秀<text:span text:style-name="T3">" (</text:span>不去視察是<text:span text:style-name="T3"><text:s/>"</text:span>怠職<text:span text:style-name="T3">"</text:span>，跑去視察就是<text:span text:style-name="T3"><text:s/>"</text:span>做秀<text:span text:style-name="T3">"</text:span>，那到底是該視察還是不視察？<text:span text:style-name="T3">)</text:span>，並且製造假新聞說韓國瑜<text:span text:style-name="T3"><text:s/>"</text:span>連做秀都走錯地方<text:span text:style-name="T3">"</text:span>，說登革熱出現在某一里，他卻跑到另一里，然後綠營人渣政客們便一個個跳出來冷嘲熱諷。<text:span text:style-name="T3"> <text:line-break/><text:line-break/></text:span>可是，事實真相是：發現病例的那一里已經噴了四次藥，難道蚊子就只會停留在那一里，而不會飛到隔壁？難道哪裏痛就只能貼哪裏？韓國瑜帶領防疫團隊到附近鄰里視察到底有什麼問題？為什麼這就叫做<text:span text:style-name="T3"><text:s/>"</text:span>躲起來<text:span text:style-name="T3">"</text:span>？為什麼這就叫做<text:span text:style-name="T3"><text:s/>"</text:span>害怕登革熱<text:span text:style-name="T3">"</text:span>？為什麼這樣就應該趕緊滾出高雄？<text:span text:style-name="T3"> <text:line-break/><text:line-break/></text:span>各位看我寫這些應該也覺得真是很無聊很低能對吧？這就是台灣幾十年來的狀況，我們永遠都沒法真正討論問題，更不用說深入問題核心，永遠就只能不斷不斷不斷不斷不斷<text:span text:style-name="T3">....</text:span>地澄清根本數不清的抹黑與謠言以及低能修辭。<text:span text:style-name="T3"> <text:line-break/><text:line-break/></text:span>我們就是生活在這樣一種腦殘社會中，從來都不是比理比善，而是比無恥比下流比腦殘比大小聲乃至比拳頭，永遠都是在這一類低級低能乃至無恥下流的口水中打轉。島嶼至此，實在很可悲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